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margin-top="0.088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.953cm" fo:margin-right="0cm" fo:margin-top="0.088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-0.953cm"/>
          <style:tab-stop style:position="0cm"/>
          <style:tab-stop style:position="1.582cm"/>
          <style:tab-stop style:position="4.122cm"/>
          <style:tab-stop style:position="6.662cm"/>
          <style:tab-stop style:position="9.202cm"/>
          <style:tab-stop style:position="11.742cm"/>
          <style:tab-stop style:position="14.282cm"/>
          <style:tab-stop style:position="16.822cm"/>
          <style:tab-stop style:position="19.362cm"/>
          <style:tab-stop style:position="21.902cm"/>
          <style:tab-stop style:position="24.442cm"/>
          <style:tab-stop style:position="26.982cm"/>
          <style:tab-stop style:position="27.305cm"/>
        </style:tab-stops>
      </style:paragraph-properties>
      <style:text-properties fo:color="#000000" style:text-outline="false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.953cm" fo:margin-right="0cm" fo:margin-top="0.088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-0.953cm"/>
          <style:tab-stop style:position="0cm"/>
          <style:tab-stop style:position="0.318cm"/>
          <style:tab-stop style:position="1.588cm"/>
          <style:tab-stop style:position="2.858cm"/>
          <style:tab-stop style:position="4.128cm"/>
          <style:tab-stop style:position="5.398cm"/>
          <style:tab-stop style:position="6.668cm"/>
          <style:tab-stop style:position="7.938cm"/>
          <style:tab-stop style:position="9.208cm"/>
          <style:tab-stop style:position="10.478cm"/>
          <style:tab-stop style:position="11.748cm"/>
          <style:tab-stop style:position="13.018cm"/>
          <style:tab-stop style:position="14.288cm"/>
          <style:tab-stop style:position="15.558cm"/>
          <style:tab-stop style:position="16.828cm"/>
          <style:tab-stop style:position="18.098cm"/>
          <style:tab-stop style:position="19.368cm"/>
          <style:tab-stop style:position="20.638cm"/>
          <style:tab-stop style:position="21.908cm"/>
          <style:tab-stop style:position="23.178cm"/>
          <style:tab-stop style:position="24.448cm"/>
        </style:tab-stops>
      </style:paragraph-properties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 style:parent-style-name="Standard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font-name="Arial" fo:font-size="10pt" style:font-name-asian="Arial" style:font-size-asian="10pt" style:font-name-complex="Arial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E CASE</text:span> <text:s/>-<text:span text:style-name="T1">1</text:span> <text:s text:c="7"/>– Register Customer</text:p>
      <text:p text:style-name="Standard"><text:span text:style-name="T1">LEVEL</text:span> <text:s text:c="17"/>- <text:s/>User Goal</text:p>
      <text:p text:style-name="Standard"><text:span text:style-name="T1">Primary Actor</text:span> <text:s text:c="5"/>- <text:s/>Clerk</text:p>
      <text:p text:style-name="P2">SCOPE<text:tab/> <text:s text:c="6"/>-<text:tab/><text:span text:style-name="T2">Qcity Bank</text:span></text:p>
      <text:p text:style-name="Standard"><text:span text:style-name="T1">StakeHolders and Interest</text:span> -Customer – Wants to Register with Qcity Bank and avail Bank <text:s text:c="2"/></text:p>
      <text:p text:style-name="Standard"><text:s text:c="2"/><text:tab/><text:tab/><text:tab/><text:tab/><text:tab/> <text:s text:c="8"/>Facilities</text:p>
      <text:p text:style-name="Standard"><text:tab/><text:tab/><text:tab/> <text:s text:c="8"/>Clerk – Records detail Provided by Customer to Register wit Bank <text:s text:c="3"/><text:tab/></text:p>
      <text:p text:style-name="Standard"><text:tab/><text:tab/><text:tab/> <text:s text:c="8"/>Qcity Bank – Wants to make Customer Registration Fast and Reliable.</text:p>
      <text:p text:style-name="Standard"><text:span text:style-name="T1">Pre-Conditions</text:span> <text:s text:c="5"/>- Customer Must have an account in Qcity Bank.</text:p>
      <text:list xml:id="list350882164124589345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Customer must have some Money in his Account</text:p>
                        </text:list-item>
                        <text:list-item>
                          <text:p text:style-name="P6">Customer must know the account number of other customer.</text:p>
                          <text:p text:style-name="P6"/>
                          <text:p text:style-name="P6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Sucess Guarantee </text:span><text:s text:c="2"/>- <text:span text:style-name="T4">Customer details given by the customer is recorded. Customer Id is generated</text:span></text:p>
      <text:p text:style-name="Standard"/>
      <text:p text:style-name="Standard"/>
      <text:p text:style-name="Standard"><text:span text:style-name="T1">Main Sucess Scenario</text:span> <text:s/>1-<text:span text:style-name="T5">Customer arrives at <text:s/>the bank and provides details for registration. </text:span></text:p>
      <text:p text:style-name="P3"><text:tab/><text:tab/><text:tab/> <text:s text:c="3"/>2 -Clerk enters the details into the system</text:p>
      <text:p text:style-name="P3"><text:tab/><text:tab/> <text:s text:c="16"/>3 -System validates the customer details.</text:p>
      <text:p text:style-name="P3"><text:tab/><text:tab/><text:tab/> <text:s text:c="3"/>4-System Prompts for confirmation of registration.</text:p>
      <text:p text:style-name="P3"><text:tab/><text:tab/><text:tab/> <text:s text:c="3"/>5-Clerk Confirms registration.</text:p>
      <text:p text:style-name="P3"><text:tab/><text:tab/><text:tab/> <text:s text:c="3"/>6-System generates a customer Id for the customer</text:p>
      <text:p text:style-name="P3"><text:tab/><text:tab/><text:tab/> <text:s text:c="3"/>7-The customer details are saved in the system</text:p>
      <text:p text:style-name="P3"><text:tab/><text:tab/><text:tab/> <text:s text:c="3"/>8-Clerk provides the customer Id to the customer.</text:p>
      <text:p text:style-name="Standard"/>
      <text:p text:style-name="Standard"/>
      <text:p text:style-name="Standard"><text:span text:style-name="T1">Extensions</text:span><text:tab/><text:tab/>-<text:span text:style-name="T3"> </text:span><text:span text:style-name="T5">3-Invalid Customer Details</text:span></text:p>
      <text:p text:style-name="P1"><text:span text:style-name="T6"><text:tab/> <text:s text:c="16"/>-</text:span><text:span text:style-name="T7">System displays an error message.</text:span></text:p>
      <text:p text:style-name="P4"><text:tab/> <text:s/><text:tab/> <text:s text:c="9"/>-<text:span text:style-name="T8">System displays menu.</text:span><text:span text:style-name="T9"> <text:s text:c="8"/></text:span></text:p>
      <text:p text:style-name="P5"><text:tab/><text:tab/><text:tab/> <text:s text:c="14"/>5-. Customer requests to stop registration.</text:p>
      <text:p text:style-name="P4"><text:tab/><text:tab/> <text:s text:c="10"/>-<text:span text:style-name="T8">Clerk cancels registration process.</text:span></text:p>
      <text:p text:style-name="P4"><text:tab/><text:tab/> <text:s text:c="10"/>-<text:span text:style-name="T8">System displays <text:s/>menu</text:span></text:p>
      <text:p text:style-name="P5"><text:s text:c="5"/><text:tab/><text:tab/><text:tab/><text:tab/> 7. System fails to save the customer details provided.</text:p>
      <text:p text:style-name="P4"><text:tab/><text:tab/> <text:s text:c="10"/>-<text:span text:style-name="T8">System displays an </text:span><text:span text:style-name="T10">error message.</text:span></text:p>
      <text:p text:style-name="P4"><text:tab/><text:tab/> <text:s text:c="10"/>-<text:span text:style-name="T8">System displays menu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USE CASE</text:span> -<text:span text:style-name="T1">2</text:span> <text:s text:c="8"/>– Issue Debit/Credit Card</text:p>
      <text:p text:style-name="Standard"><text:span text:style-name="T1">LEVEL</text:span> <text:s text:c="15"/>- <text:s/>User Goal</text:p>
      <text:p text:style-name="Standard"><text:span text:style-name="T1">Primary Actor</text:span> <text:s text:c="5"/>- <text:s/>Clerk</text:p>
      <text:p text:style-name="Standard"><text:span text:style-name="T1">SCOPE </text:span><text:s text:c="17"/>- Qcity Bank</text:p>
      <text:p text:style-name="Standard"><text:span text:style-name="T1">StakeHolders and Interest</text:span> -Customer – wants to withdraw money with ease Using ATM or by <text:tab/><text:tab/><text:tab/><text:tab/><text:tab/> <text:s text:c="7"/>swipe</text:p>
      <text:p text:style-name="Standard"><text:tab/><text:tab/><text:tab/> <text:s text:c="11"/>Clerk – Issues card Based On User Request Type <text:s/><text:tab/></text:p>
      <text:p text:style-name="Standard"><text:tab/><text:tab/><text:tab/> <text:s text:c="12"/>System- Allocates card Number.</text:p>
      <text:p text:style-name="Standard"><text:span text:style-name="T1">Pre-Conditions</text:span> <text:s text:c="7"/>- Customer Must have an account in Qcity Bank.</text:p>
      <text:list xml:id="list817996968388061756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stomer must have some Money in his Account to do transactions</text:p>
                        </text:list-item>
                        <text:list-item>
                          <text:p text:style-name="P7">Customer must know terms and condition of Credit Card</text:p>
                          <text:p text:style-name="P7"/>
                          <text:p text:style-name="P7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Sucess Guarantee </text:span><text:s text:c="2"/>- <text:s/>Customer Withdraw ,Deposite,shop Using Card and result is reflected to his <text:s text:c="2"/><text:tab/><text:tab/><text:tab/> <text:s/>Account<text:tab/></text:p>
      <text:p text:style-name="Standard"/>
      <text:p text:style-name="Standard"><text:span text:style-name="T1">Main Sucess Scenario</text:span> <text:s/>1-Customer Reachs to Clerk to Issue Debit/Credit Card</text:p>
      <text:p text:style-name="Standard"><text:tab/><text:tab/><text:tab/> <text:s/>2-Customer Fills Form and Give it to Clerk</text:p>
      <text:p text:style-name="Standard"><text:tab/><text:tab/><text:tab/> <text:s/>3-Clerk Enters Detail into system</text:p>
      <text:p text:style-name="Standard"><text:tab/><text:tab/> <text:s text:c="13"/>4-System Prompts which Card to Issue</text:p>
      <text:p text:style-name="Standard"><text:tab/><text:tab/><text:tab/> <text:s/>5-clerk confirms</text:p>
      <text:p text:style-name="Standard"><text:tab/><text:tab/><text:tab/> <text:s/>6- System Updates Database</text:p>
      <text:p text:style-name="Standard"><text:tab/><text:tab/><text:tab/> <text:s/>7-Card is Issued to Customer,and card no is alloted </text:p>
      <text:p text:style-name="Standard"><text:tab/><text:tab/><text:tab/> <text:s/></text:p>
      <text:p text:style-name="Standard"/>
      <text:p text:style-name="Standard"><text:span text:style-name="T1">Extensions</text:span><text:tab/><text:tab/>- 4-if clerk select credit,error not eligible</text:p>
      <text:list xml:id="list687085792531982756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text:s text:c="5"/>-check wheter customer is eligible or not</text:p>
                          <text:p text:style-name="P8"><text:s text:c="5"/>- if eligible contd from 3</text:p>
                          <text:p text:style-name="P8"><text:s text:c="6"/>-else don't issue or ask customer to issue debit card</text:p>
                          <text:list>
                            <text:list-item>
                              <text:list>
                                <text:list-item>
                                  <text:p text:style-name="P8">contd from 3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920161951839736197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6-Problem in database Upd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 <text:s text:c="7"/>-continue from 3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USE CASE</text:span> <text:s/>-<text:span text:style-name="T1">3</text:span> <text:s text:c="7"/>– Transfer money to another account</text:p>
      <text:p text:style-name="Standard"><text:span text:style-name="T1">LEVEL</text:span> <text:s text:c="18"/>- <text:s/>User Goal</text:p>
      <text:p text:style-name="Standard"><text:span text:style-name="T1">Primary Actor</text:span> <text:s text:c="7"/>- <text:s/>Clerk</text:p>
      <text:p text:style-name="Standard"><text:span text:style-name="T1">StakeHolders and Interest</text:span> -Customer – wants to transfer money to another account.</text:p>
      <text:p text:style-name="Standard"><text:tab/><text:tab/><text:tab/> <text:s text:c="11"/>Clerk – debits amount from customer and credit to other account in <text:tab/><text:tab/><text:tab/><text:tab/><text:tab/><text:tab/>system <text:s text:c="5"/><text:tab/></text:p>
      <text:p text:style-name="Standard"><text:tab/><text:tab/><text:tab/> <text:s text:c="11"/>System- updates database.</text:p>
      <text:p text:style-name="Standard"><text:span text:style-name="T1">Pre-Conditions</text:span> <text:s text:c="5"/>- Customer Must have an account in Qcity Bank.</text:p>
      <text:list xml:id="list391794844348585393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Customer must have some Money in his Account</text:p>
                        </text:list-item>
                        <text:list-item>
                          <text:p text:style-name="P10">Customer must know the account number of other customer.</text:p>
                          <text:p text:style-name="P10"/>
                          <text:p text:style-name="P10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Sucess Guarantee </text:span><text:s text:c="2"/>- Customer transfers money to others account and money debited from his <text:tab/><text:tab/><text:tab/> <text:s text:c="9"/>account</text:p>
      <text:p text:style-name="Standard"/>
      <text:p text:style-name="Standard"><text:span text:style-name="T1">Main Sucess Scenario</text:span> <text:s/>1-Customer Reachs to Clerk for money transfer</text:p>
      <text:p text:style-name="Standard"><text:tab/><text:tab/><text:tab/> <text:s/>2-Customer Fills Form and Give it to Clerk</text:p>
      <text:p text:style-name="Standard"><text:tab/><text:tab/><text:tab/> <text:s/>3-Clerk Enters Detail into system</text:p>
      <text:p text:style-name="Standard"><text:tab/><text:tab/> <text:s text:c="13"/>4-System Prompts whether other account is from<text:tab/>same bank or not</text:p>
      <text:p text:style-name="Standard"><text:tab/><text:tab/><text:tab/> <text:s/>5-clerk confirms</text:p>
      <text:p text:style-name="Standard"><text:tab/><text:tab/><text:tab/> <text:s/>6-money transfer to other account</text:p>
      <text:p text:style-name="Standard"><text:tab/><text:tab/><text:tab/> <text:s/>7-System Updates Database<text:tab/></text:p>
      <text:p text:style-name="Standard"><text:tab/><text:tab/><text:tab/> <text:s/>8-Clerk gives reciept of transaction<text:tab/></text:p>
      <text:p text:style-name="Standard"/>
      <text:p text:style-name="Standard"><text:span text:style-name="T1">Extensions</text:span><text:tab/><text:tab/>- 4 <text:s/>-if account is from other bank ,enter IFSC code</text:p>
      <text:list xml:id="list9098439622881618319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<text:s text:c="6"/>-contd from 5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848957452405767864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/>
                            </text:list-header>
                            <text:list-item>
                              <text:p text:style-name="P12">7 <text:s/>-Problem in database Upd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 <text:s text:c="10"/>-continue from 3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1">USE CASE </text:span><text:s/>-<text:span text:style-name="T1">4</text:span><text:tab/> :&lt;Check balance&gt;</text:p>
      <text:p text:style-name="Standard"><text:span text:style-name="T1">LEVEL</text:span> <text:tab/><text:tab/> : User Goal</text:p>
      <text:p text:style-name="Standard"><text:span text:style-name="T1">SCOPE</text:span><text:tab/><text:tab/> : Qcity Bank</text:p>
      <text:p text:style-name="Standard"><text:span text:style-name="T1">PRIMARY ACTOR</text:span> <text:s text:c="3"/>: Clerk</text:p>
      <text:p text:style-name="P2">STAKEHOLDERS &amp; INTEREST :</text:p>
      <text:p text:style-name="Standard"><text:tab/>Customer: Wants to check balance in his account.</text:p>
      <text:p text:style-name="Standard"><text:tab/>Clerk <text:s text:c="6"/>: Wants the system to give details of that particular account from system.</text:p>
      <text:p text:style-name="Standard"/>
      <text:p text:style-name="Standard"><text:span text:style-name="T1">PRE-CONDITIONS</text:span> <text:s text:c="3"/>:Customer must be registered and must have at least one account in the <text:tab/><text:tab/><text:tab/> <text:s text:c="4"/>bank.</text:p>
      <text:p text:style-name="Standard"><text:span text:style-name="T1">SUCCESS GUARANTEE</text:span> : balance details are displayed to user.</text:p>
      <text:p text:style-name="Standard"/>
      <text:p text:style-name="Standard"><text:span text:style-name="T1">MAIN SUCCESS SCENARIO</text:span> : </text:p>
      <text:p text:style-name="Standard"><text:tab/>&lt;1&gt; Customer Reaches at bank and request to check his balance and gives his customer ID.</text:p>
      <text:p text:style-name="Standard"><text:tab/>&lt;2&gt; Clerk enters the customer ID in the system .</text:p>
      <text:p text:style-name="Standard"><text:tab/>&lt;3&gt; System validates user id and account number.</text:p>
      <text:p text:style-name="Standard"><text:tab/>&lt;4&gt; System displays current balance.</text:p>
      <text:p text:style-name="P2"/>
      <text:p text:style-name="Standard"><text:span text:style-name="T1">EXTENSIONS </text:span>:</text:p>
      <text:p text:style-name="Standard"><text:tab/><text:tab/> 3a-&gt;Invalid user ID or account and system fails to validate customer id and account <text:s/><text:tab/><text:tab/> <text:s text:c="8"/>number.</text:p>
      <text:p text:style-name="Standard"><text:tab/><text:tab/>-system display error.</text:p>
      <text:p text:style-name="Standard"><text:tab/><text:tab/>-enter again/display men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1">USE CASE</text:span> -<text:span text:style-name="T1">5</text:span><text:tab/><text:tab/>:&lt;Update user details&gt;</text:p>
      <text:p text:style-name="Standard"><text:span text:style-name="T1">LEVEL</text:span> <text:tab/><text:tab/><text:tab/>: User Goal</text:p>
      <text:p text:style-name="Standard"><text:span text:style-name="T1">SCOPE</text:span> <text:tab/><text:tab/><text:tab/>: Qcity Bank</text:p>
      <text:p text:style-name="Standard"><text:span text:style-name="T1">PRIMARY ACTOR</text:span> <text:tab/><text:tab/>: Clerk</text:p>
      <text:p text:style-name="Standard">S<text:span text:style-name="T1">TAKEHOLDERS</text:span> <text:s/>:</text:p>
      <text:p text:style-name="Standard"><text:tab/><text:tab/>CUSTOMER : Wants to Update his account detail.</text:p>
      <text:p text:style-name="Standard"><text:tab/><text:tab/>CLERK : Wants the system to input details from user and update them accordingly.</text:p>
      <text:p text:style-name="Standard"><text:span text:style-name="T1">PRE-CONDITIONS</text:span><text:tab/><text:tab/> :Customer must be registered.</text:p>
      <text:p text:style-name="Standard"><text:span text:style-name="T1">SUCCESS GUARANTEE</text:span> : Customer request to update details and system updates detail.</text:p>
      <text:p text:style-name="P2">MAIN SUCCESS SCENARIO : </text:p>
      <text:p text:style-name="Standard"><text:tab/>&lt;1&gt; Customer Reaches to clerk <text:s/>and gives his customer ID and Details to Update.</text:p>
      <text:p text:style-name="Standard"><text:tab/>&lt;2&gt; Clerk enters the customer ID in the system and update the given details.</text:p>
      <text:p text:style-name="Standard"><text:tab/>&lt;3&gt; System prompts for confirmation for update</text:p>
      <text:p text:style-name="Standard"><text:tab/>&lt;4&gt; Clerk confirms for updating the details</text:p>
      <text:p text:style-name="Standard"><text:tab/>&lt;5&gt; User details are successfully <text:s/>updated.</text:p>
      <text:p text:style-name="P2">EXTENSIONS :</text:p>
      <text:p text:style-name="Standard"><text:tab/><text:tab/>1a-&gt;Invalid user ID</text:p>
      <text:p text:style-name="Standard"><text:tab/><text:tab/>-system display error.</text:p>
      <text:p text:style-name="Standard"><text:tab/><text:tab/>-enter again/display menu</text:p>
      <text:p text:style-name="Standard"><text:tab/><text:tab/>5a-&gt;User wants to stop update</text:p>
      <text:p text:style-name="Standard"><text:tab/><text:tab/>-clerk cancels the process</text:p>
      <text:p text:style-name="Standard"><text:tab/><text:tab/>-system displays menu</text:p>
      <text:p text:style-name="Standard"><text:tab/><text:tab/>6a-&gt;System fails to save data</text:p>
      <text:p text:style-name="Standard"><text:tab/><text:tab/>-system displays an error message</text:p>
      <text:p text:style-name="P1"><text:tab/><text:tab/>-system displays menu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USE CASE</text:span> <text:s/>-<text:span text:style-name="T1">6</text:span> <text:s text:c="7"/>– Issue Debit/Credit Card</text:p>
      <text:p text:style-name="Standard"><text:span text:style-name="T1">LEVEL</text:span> <text:s text:c="17"/>- <text:s/>User Goal</text:p>
      <text:p text:style-name="Standard"><text:span text:style-name="T1">Primary Actor</text:span> <text:s text:c="5"/>- <text:s/>Clerk</text:p>
      <text:p text:style-name="Standard"><text:span text:style-name="T1">StakeHolders and Interest</text:span> -Customer – wants to withdraw money with ease Using ATM or by <text:tab/><text:tab/><text:tab/><text:tab/><text:tab/><text:tab/>swipe</text:p>
      <text:p text:style-name="Standard"><text:tab/><text:tab/><text:tab/> <text:s text:c="11"/>Clerk – Issues card Based On User Request Type <text:s/><text:tab/></text:p>
      <text:p text:style-name="Standard"><text:tab/><text:tab/><text:tab/> <text:s text:c="11"/>System- Allocates card Number.</text:p>
      <text:p text:style-name="Standard"><text:span text:style-name="T1">Pre-Conditions</text:span> <text:s text:c="7"/>- Customer Must have an account in Qcity Bank.</text:p>
      <text:list xml:id="list40425396" text:continue-list="list817996968388061756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stomer must have some Money in his Account to do transactions</text:p>
                        </text:list-item>
                        <text:list-item>
                          <text:p text:style-name="P7">Customer must know terms and condition of Credit Card</text:p>
                          <text:p text:style-name="P7"/>
                          <text:p text:style-name="P7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">Sucess Guarantee </text:span><text:s text:c="2"/>- <text:s/>Customer Withdraw ,Deposit,shop Using Card and result is reflected to his <text:s text:c="2"/><text:tab/><text:tab/><text:tab/> <text:s/>Account<text:tab/></text:p>
      <text:p text:style-name="Standard"/>
      <text:p text:style-name="Standard"><text:span text:style-name="T1">Main Sucess Scenario</text:span> <text:s/>1-Customer Reachs to Clerk to Issue Debit/Credit Card</text:p>
      <text:p text:style-name="Standard"><text:tab/><text:tab/><text:tab/> <text:s/>2-Customer Fills Form and Give it to Clerk</text:p>
      <text:p text:style-name="Standard"><text:tab/><text:tab/><text:tab/> <text:s/>3-Clerk Enters Detail into system</text:p>
      <text:p text:style-name="Standard"><text:tab/><text:tab/> <text:s text:c="13"/>4-System Prompts which Card to Issue</text:p>
      <text:p text:style-name="Standard"><text:tab/><text:tab/><text:tab/> <text:s/>5-clerk confirms</text:p>
      <text:p text:style-name="Standard"><text:tab/><text:tab/><text:tab/> <text:s/>6- System Updates Database</text:p>
      <text:p text:style-name="Standard"><text:tab/><text:tab/><text:tab/> <text:s/>7-Card is Issued to Customer,and card no is alloted </text:p>
      <text:p text:style-name="Standard"><text:tab/><text:tab/><text:tab/> <text:s/></text:p>
      <text:p text:style-name="Standard"/>
      <text:p text:style-name="Standard"><text:span text:style-name="T1">Extensions</text:span><text:tab/><text:tab/>- 4-if clerk select credit,error not eligible</text:p>
      <text:list xml:id="list3700935410313421776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 text:c="5"/>-check wheter customer is eligible or not</text:p>
                          <text:p text:style-name="P14"><text:s text:c="5"/>- if eligible contd from 3</text:p>
                          <text:p text:style-name="P14"><text:s text:c="6"/>-else don't issue or ask customer to issue debit card</text:p>
                          <text:list>
                            <text:list-item>
                              <text:list>
                                <text:list-item>
                                  <text:p text:style-name="P14">contd from 3</text:p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9985344150766388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6-Problem in database Updat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<text:tab/> <text:s text:c="7"/>-continue from 3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USE CASE</text:span> -<text:span text:style-name="T1">7</text:span><text:tab/><text:tab/>:&lt;Open account&gt;</text:p>
      <text:p text:style-name="Standard"><text:span text:style-name="T1">LEVEL</text:span> <text:tab/><text:tab/><text:tab/>: User Goal</text:p>
      <text:p text:style-name="Standard"><text:span text:style-name="T1">SCOPE </text:span><text:tab/><text:tab/><text:tab/>: Qcity Bank</text:p>
      <text:p text:style-name="Standard"><text:span text:style-name="T1">PRIMARY ACTOR</text:span> <text:tab/><text:tab/>: Clerk</text:p>
      <text:p text:style-name="P2">STAKEHOLDERS AND INTERESTS :</text:p>
      <text:p text:style-name="Standard"><text:tab/><text:tab/>CUSTOMER : Wants to open account,to save money and earn interests</text:p>
      <text:p text:style-name="Standard"><text:tab/><text:tab/>CLERK : Opens account by collecting documents and entering details in to the <text:tab/><text:tab/><text:tab/><text:tab/> <text:s text:c="4"/>system</text:p>
      <text:p text:style-name="Standard"/>
      <text:p text:style-name="Standard"><text:span text:style-name="T1">PRE-CONDITIONS</text:span> <text:tab/>:Customer doesn't have any Account in Qcity bank</text:p>
      <text:p text:style-name="Standard"><text:s text:c="2"/><text:tab/><text:tab/><text:tab/><text:tab/>:Customer must be registered and must have a valid customer id</text:p>
      <text:p text:style-name="Standard"/>
      <text:p text:style-name="Standard"><text:span text:style-name="T1">SUCCESS GUARANTEE</text:span> : Customer opens account and his customer id and account number are <text:tab/><text:tab/><text:tab/><text:tab/>added to database</text:p>
      <text:p text:style-name="Standard"/>
      <text:p text:style-name="Standard"><text:span text:style-name="T1">MAIN SUCCESS SCENARIO</text:span> : </text:p>
      <text:p text:style-name="Standard"><text:tab/>&lt;1&gt; Customer Reaches to clerk for opening account</text:p>
      <text:p text:style-name="Standard"><text:tab/>&lt;2&gt; Customer fills form and submit documents</text:p>
      <text:p text:style-name="Standard"><text:tab/>&lt;3&gt; Clerk enter Details in the system and authenticates</text:p>
      <text:p text:style-name="Standard"><text:tab/>&lt;4&gt;System confirms registration with clerk</text:p>
      <text:p text:style-name="Standard"><text:tab/>&lt;5&gt;Clerk matches the form signature with the Documents signature</text:p>
      <text:p text:style-name="Standard"><text:tab/>&lt;6&gt;Clerk verifies it</text:p>
      <text:p text:style-name="Standard"><text:tab/>&lt;7&gt;Bank database is updated with customer id .</text:p>
      <text:p text:style-name="Standard"><text:tab/>&lt;8&gt;Customer is provided with <text:s/>account number.</text:p>
      <text:p text:style-name="Standard"/>
      <text:p text:style-name="Standard"><text:span text:style-name="T1">EXTENSIONS</text:span> :</text:p>
      <text:p text:style-name="Standard"><text:tab/><text:tab/>4 -&gt;Customer cancels registration</text:p>
      <text:p text:style-name="Standard"><text:tab/><text:tab/>-&gt;so clerk doesn't confirms registration</text:p>
      <text:p text:style-name="Standard"><text:tab/><text:tab/>-&gt;Clerk asks customer to refill the form</text:p>
      <text:p text:style-name="Standard"><text:tab/><text:tab/>→ go to step 3</text:p>
      <text:p text:style-name="Standard"><text:tab/><text:tab/>7 -&gt;Database not updated,error occurs</text:p>
      <text:p text:style-name="Standard"><text:tab/><text:tab/>-&gt; go to step 3 for reregistration</text:p>
      <text:p text:style-name="Standard"><text:tab/><text:tab/>3-&gt;Authentication problem</text:p>
      <text:p text:style-name="Standard"><text:tab/><text:tab/>-&gt;solve problem</text:p>
      <text:p text:style-name="P1"><text:tab/><text:tab/>-&gt;go to step 3 for reregistr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USE CASE -8</text:span><text:tab/><text:tab/>:&lt;Deposit Amount&gt;</text:p>
      <text:p text:style-name="Standard"><text:span text:style-name="T1">LEVEL</text:span> <text:tab/><text:tab/><text:tab/>: User Goal</text:p>
      <text:p text:style-name="Standard"><text:span text:style-name="T1">SCOPE</text:span> <text:tab/><text:tab/><text:tab/>: Qcity Bank</text:p>
      <text:p text:style-name="Standard"><text:span text:style-name="T1">PRIMARY ACTOR</text:span><text:tab/><text:tab/> : Clerk</text:p>
      <text:p text:style-name="Standard"><text:span text:style-name="T1">STAKEHOLDERS AND INTEREST</text:span>S :</text:p>
      <text:p text:style-name="Standard"><text:tab/><text:tab/>CUSTOMER : Wants to deposit money to his account</text:p>
      <text:p text:style-name="Standard"><text:tab/><text:tab/>CLERK : Adds money to the account of customer in system</text:p>
      <text:p text:style-name="Standard"/>
      <text:p text:style-name="Standard"><text:span text:style-name="T1">PRE-CONDITIONS</text:span> :Customer must have a Deposit Account in Qcity bank</text:p>
      <text:p text:style-name="Standard"><text:s text:c="2"/><text:tab/><text:tab/><text:tab/> :customer must have an ATM card</text:p>
      <text:p text:style-name="Standard"><text:span text:style-name="T1">SUCCESS GUARANTEE :</text:span> Customer deposits money and his account gets creditted</text:p>
      <text:p text:style-name="Standard"/>
      <text:p text:style-name="Standard"><text:span text:style-name="T1">MAIN SUCCESS SCENARIO :</text:span> </text:p>
      <text:p text:style-name="Standard"><text:tab/><text:tab/>&lt;1&gt; Customer Reaches to clerk for depositing money</text:p>
      <text:p text:style-name="Standard"><text:tab/><text:tab/>&lt;2&gt; Customer fills form and give it to customer</text:p>
      <text:p text:style-name="Standard"><text:tab/><text:tab/>&lt;3&gt; Clerk enter Details in the system</text:p>
      <text:p text:style-name="Standard"><text:tab/><text:tab/>&lt;4&gt;Clerk matches the stored signature with the form signature</text:p>
      <text:p text:style-name="Standard"><text:tab/><text:tab/>&lt;5&gt;Clerk verifies it</text:p>
      <text:p text:style-name="Standard"><text:tab/><text:tab/>&lt;6&gt;Amount is added to his account</text:p>
      <text:p text:style-name="Standard"><text:tab/><text:tab/>&lt;7&gt;Clerk gives receipt to the customer</text:p>
      <text:p text:style-name="Standard"/>
      <text:p text:style-name="P2">EXTENSIONS :</text:p>
      <text:p text:style-name="Standard"><text:tab/><text:tab/>4 -&gt;Signature doesn't matches</text:p>
      <text:p text:style-name="Standard"><text:tab/><text:tab/>-&gt;Clerk asks customer to refill the form</text:p>
      <text:p text:style-name="P1"><text:tab/><text:tab/>-&gt;Continue from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USE CASE- 9</text:span><text:tab/><text:tab/> :&lt;Locker facility&gt;</text:p>
      <text:p text:style-name="Standard"><text:span text:style-name="T1">LEVEL</text:span><text:tab/><text:tab/><text:tab/> : User Goal</text:p>
      <text:p text:style-name="Standard"><text:span text:style-name="T1">SCOPE </text:span><text:tab/><text:tab/><text:tab/>: Qcity Bank</text:p>
      <text:p text:style-name="Standard"><text:span text:style-name="T1">PRIMARY ACTOR</text:span> <text:tab/><text:tab/>: Clerk</text:p>
      <text:p text:style-name="P2">STAKEHOLDERS &amp; INTEREST :</text:p>
      <text:p text:style-name="Standard"><text:tab/>CUSTOMER : Wants to avail locker facility.</text:p>
      <text:p text:style-name="Standard"><text:tab/>CLERK : gives a locker facility after checking the criteria for availing the facility.</text:p>
      <text:p text:style-name="Standard"/>
      <text:p text:style-name="Standard"><text:span text:style-name="T1">PRE-CONDITIONS</text:span> :Customer must have a fixed deposit account in the bank and must have <text:tab/><text:tab/><text:tab/><text:tab/>amount more than one lakh.</text:p>
      <text:p text:style-name="Standard"><text:span text:style-name="T1">SUCCESS GUARANTEE : </text:span>locker is provided to the customer.</text:p>
      <text:p text:style-name="P2">MAIN SUCCESS SCENARIO:</text:p>
      <text:p text:style-name="Standard"><text:tab/><text:tab/>&lt;1&gt; customer ask clerk to provide the locker.</text:p>
      <text:p text:style-name="Standard"><text:tab/><text:tab/>&lt;2&gt; system check for validation in providing the locker facility.</text:p>
      <text:p text:style-name="Standard"><text:tab/><text:tab/>&lt;3&gt; all conditions verified.</text:p>
      <text:p text:style-name="Standard"><text:tab/><text:tab/>&lt;4&gt; locker service is given to customer. </text:p>
      <text:p text:style-name="Standard"><text:tab/><text:tab/>&lt;5&gt;.details saved and keys given to customer</text:p>
      <text:p text:style-name="Standard"/>
      <text:p text:style-name="P2">EXTENSIONS :</text:p>
      <text:p text:style-name="Standard"><text:tab/><text:tab/>3a-&gt;if customer do not have a valid fixed deposit account </text:p>
      <text:p text:style-name="Standard"><text:tab/><text:tab/><text:tab/>-display error message</text:p>
      <text:p text:style-name="P1"><text:tab/><text:tab/><text:tab/>-display men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USE CASE -10</text:span><text:tab/><text:tab/>:&lt;WithDraw Amount&gt;</text:p>
      <text:p text:style-name="Standard"><text:span text:style-name="T1">LEVEL</text:span><text:tab/><text:tab/> <text:s text:c="11"/>: User Goal</text:p>
      <text:p text:style-name="Standard"><text:span text:style-name="T1">SCOPE</text:span><text:tab/><text:tab/><text:tab/>: Qcity Bank</text:p>
      <text:p text:style-name="Standard"><text:span text:style-name="T1">PRIMARY ACTOR</text:span> <text:tab/><text:tab/>: Clerk</text:p>
      <text:p text:style-name="Standard"><text:span text:style-name="T1">STAKEHOLDERS AND INTERESTS </text:span>:</text:p>
      <text:p text:style-name="Standard"><text:tab/><text:tab/>CUSTOMER : Wants to debit money from his account</text:p>
      <text:p text:style-name="Standard"><text:tab/><text:tab/>CLERK : Debits money from account of customer in system</text:p>
      <text:p text:style-name="Standard"/>
      <text:p text:style-name="Standard"><text:span text:style-name="T1">PRE-CONDITIONS</text:span> <text:s/>:Customer must have a Deposit Account in Qcity bank</text:p>
      <text:p text:style-name="Standard"><text:s text:c="2"/><text:tab/><text:tab/><text:tab/> <text:s/>:customer must have an ATM card.</text:p>
      <text:p text:style-name="Standard"/>
      <text:p text:style-name="Standard"><text:span text:style-name="T1">SUCCESS GUARANTEE</text:span> : Customer withdraws money and his account gets debitted.</text:p>
      <text:p text:style-name="Standard"/>
      <text:p text:style-name="P2">MAIN SUCCESS SCENARIO : </text:p>
      <text:p text:style-name="Standard"><text:tab/>&lt;1&gt; Customer Reaches to clerk for withdrawing money</text:p>
      <text:p text:style-name="Standard"><text:tab/>&lt;2&gt; Customer fills form and give it to customer</text:p>
      <text:p text:style-name="Standard"><text:tab/>&lt;3&gt; Clerk enter Details in the system</text:p>
      <text:p text:style-name="Standard"><text:tab/>&lt;4&gt;Clerk matches the stored signature with the form signature</text:p>
      <text:p text:style-name="Standard"><text:tab/>&lt;5&gt;Clerk verifies it</text:p>
      <text:p text:style-name="Standard"><text:tab/>&lt;6&gt;Amount is deducted from his account</text:p>
      <text:p text:style-name="Standard"><text:tab/>&lt;7&gt;Clerk gives amount to the customer</text:p>
      <text:p text:style-name="Standard"><text:tab/></text:p>
      <text:p text:style-name="P2">EXTENSIONS :</text:p>
      <text:p text:style-name="Standard"><text:tab/>4 -&gt;Signature doesn't matches</text:p>
      <text:p text:style-name="Standard"><text:tab/>-&gt;Clerk asks customer to refill the form</text:p>
      <text:p text:style-name="P1"><text:tab/>-&gt;Continue from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USE CASE-11</text:span><text:tab/><text:tab/> :&lt;Interest calculation&gt;</text:p>
      <text:p text:style-name="Standard"><text:span text:style-name="T1">LEVEL</text:span><text:tab/><text:tab/><text:tab/> : User Goal</text:p>
      <text:p text:style-name="Standard"><text:span text:style-name="T1">SCOPE</text:span><text:tab/><text:tab/><text:tab/> : Qcity Bank</text:p>
      <text:p text:style-name="Standard"><text:span text:style-name="T1">PRIMARY ACTOR</text:span> <text:tab/><text:tab/> : System</text:p>
      <text:p text:style-name="Standard"><text:span text:style-name="T1">STAKEHOLDERS AND INTERESTS</text:span> :</text:p>
      <text:p text:style-name="Standard"><text:tab/><text:tab/>SYSTEM -&gt;Calculates Interest on customer's account balance based on account type</text:p>
      <text:p text:style-name="Standard"/>
      <text:p text:style-name="Standard"><text:span text:style-name="T1">PRE-CONDITIONS </text:span><text:s/>:Customer must have an <text:s/>Account in Qcity bank</text:p>
      <text:p text:style-name="Standard"><text:s text:c="2"/><text:tab/><text:tab/><text:tab/> <text:s/>Customer must have balance applicable for interest calculation</text:p>
      <text:p text:style-name="Standard"/>
      <text:p text:style-name="Standard"><text:span text:style-name="T1">SUCCESS GUARANTEE</text:span> : Interest is calculated <text:s/>and added to his account balance</text:p>
      <text:p text:style-name="Standard"/>
      <text:p text:style-name="Standard"><text:span text:style-name="T1">MAIN SUCCESS SCENARIO</text:span> : </text:p>
      <text:p text:style-name="Standard"><text:tab/>&lt;1&gt; System accesses customer's account and check the type of account from database</text:p>
      <text:p text:style-name="Standard"><text:tab/>&lt;2&gt;depending on the type of account system applies interest calculation on the customer's <text:tab/> <text:s text:c="6"/>account balance</text:p>
      <text:p text:style-name="Standard"><text:tab/>&lt;3&gt; System adds the calculated Interest to the customer's account balance </text:p>
      <text:p text:style-name="Standard"><text:tab/>&lt;4&gt; System updates customer account details and send mail to customer </text:p>
      <text:p text:style-name="Standard"/>
      <text:p text:style-name="Standard"><text:span text:style-name="T1">EXTENTIONS</text:span>:</text:p>
      <text:p text:style-name="Standard"><text:tab/>4-&gt;sending mail failed</text:p>
      <text:p text:style-name="Standard"><text:tab/> <text:s/>-&gt;retry step 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USE CASE-12</text:span><text:tab/><text:tab/> :&lt;Tax calculation&gt;</text:p>
      <text:p text:style-name="Standard"><text:span text:style-name="T1">LEVEL</text:span> <text:tab/><text:tab/><text:tab/> : User Goal</text:p>
      <text:p text:style-name="Standard"><text:span text:style-name="T1">SCOPE</text:span><text:tab/><text:tab/><text:tab/> : Qcity Bank</text:p>
      <text:p text:style-name="Standard"><text:span text:style-name="T1">PRIMARY ACTOR</text:span><text:tab/><text:tab/> : System</text:p>
      <text:p text:style-name="Standard"><text:span text:style-name="T1">STAKEHOLDERS AND INTERESTS </text:span>:</text:p>
      <text:p text:style-name="Standard"><text:tab/>SYSTEM -&gt;Calculates tax for the customer based on interest</text:p>
      <text:p text:style-name="Standard"><text:tab/>CLERK -&gt;Checks the conditions for tax calculation</text:p>
      <text:p text:style-name="Standard"/>
      <text:p text:style-name="Standard"><text:span text:style-name="T1">PRE-CONDITIONS </text:span>:Customer must have a Fxed Deposit Account in Qcity bank</text:p>
      <text:p text:style-name="Standard"><text:s text:c="2"/><text:tab/><text:tab/><text:tab/>Customer must have balance applicable for tax calculation</text:p>
      <text:p text:style-name="Standard"/>
      <text:p text:style-name="Standard"><text:span text:style-name="T1">SUCCESS GUARANTEE </text:span>: Tax is calculated and deducted from his account</text:p>
      <text:p text:style-name="Standard"/>
      <text:p text:style-name="Standard"><text:span text:style-name="T1">MAIN SUCCESS SCENARIO :</text:span> </text:p>
      <text:p text:style-name="Standard"><text:tab/>&lt;1&gt; Clerk checks for customer id associated with fixed deposit account. </text:p>
      <text:p text:style-name="Standard"><text:tab/>&lt;2&gt; System Check interest for customer's fixed deposit amount and tax slab of the bank</text:p>
      <text:p text:style-name="Standard"><text:tab/>&lt;3&gt; Verify it with interest limit and weather the account is fixed deposit or not</text:p>
      <text:p text:style-name="Standard"><text:tab/>&lt;4&gt; If tax applicable system calculates tax</text:p>
      <text:p text:style-name="Standard"><text:tab/>&lt;5&gt; System deducts the calculated tax to the customer's fixed deposit account</text:p>
      <text:p text:style-name="Standard"><text:tab/>&lt;6&gt; System updates customer account details and send mail to customer </text:p>
      <text:p text:style-name="Standard"/>
      <text:p text:style-name="P2">EXTENTIONS :</text:p>
      <text:p text:style-name="Standard"><text:tab/>6-&gt; mail sending failed</text:p>
      <text:p text:style-name="Standard"><text:tab/> <text:s/>-&gt;retry step 6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7:08:18.58</meta:creation-date>
    <dc:date>2014-04-08T20:28:25.46</dc:date>
    <meta:editing-duration>PT44M43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12" meta:paragraph-count="279" meta:word-count="1872" meta:character-count="12396"/>
  </office:meta>
</office:document-meta>
</file>